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ervletRequest.remove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ServletRequest.getParameterValu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getUACapabilities( 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Servlet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UserInRo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ssion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Dispatch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log( Exception exception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setAttribute( String s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sourcePath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getUACapabilities( Profile thePro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li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ServletRequest.CocoonServletRequest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Context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l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setCharacterEncod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Date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NamedDisp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In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log( String 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ServletContext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al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Head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iImpl.getProfile( 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Servlet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CocoonServletContext( org . apache . cocoon . environmen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coonServletContex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